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4bd5e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cfe7f5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5.8cm" svg:height="2.6cm" svg:x="0cm" svg:y="3cm">
          <text:p text:style-name="P1">Feature <text:line-break/>Tracking <text:line-break/>Spike</text:p>
        </draw:rect>
        <draw:rect draw:style-name="gr1" draw:text-style-name="P1" draw:layer="layout" svg:width="3cm" svg:height="2.2cm" svg:x="0cm" svg:y="9cm">
          <text:p text:style-name="P1">Feature <text:line-break/>Set</text:p>
        </draw:rect>
        <draw:rect draw:style-name="gr2" draw:text-style-name="P1" draw:layer="layout" svg:width="4.4cm" svg:height="2.4cm" svg:x="9cm" svg:y="6.8cm">
          <text:p text:style-name="P1">Feature <text:line-break/>Set</text:p>
          <text:p text:style-name="P1">Prototype 1</text:p>
        </draw:rect>
        <draw:rect draw:style-name="gr1" draw:text-style-name="P1" draw:layer="layout" svg:width="5.6cm" svg:height="2.4cm" svg:x="3.4cm" svg:y="10cm">
          <text:p text:style-name="P1">Feature <text:line-break/>Set<text:line-break/>Prototype 2</text:p>
        </draw:rect>
        <draw:rect draw:style-name="gr1" draw:text-style-name="P1" draw:layer="layout" svg:width="3.2cm" svg:height="2cm" svg:x="0cm" svg:y="15.4cm">
          <text:p text:style-name="P1">Paper <text:line-break/>Structure</text:p>
        </draw:rect>
        <draw:rect draw:style-name="gr1" draw:text-style-name="P1" draw:layer="layout" svg:width="5.4cm" svg:height="2.2cm" svg:x="3.4cm" svg:y="15.4cm">
          <text:p text:style-name="P1">Write <text:line-break/>Related</text:p>
          <text:p text:style-name="P1">Work</text:p>
        </draw:rect>
        <draw:rect draw:style-name="gr1" draw:text-style-name="P1" draw:layer="layout" svg:width="3.8cm" svg:height="2.2cm" svg:x="9.2cm" svg:y="15.4cm">
          <text:p text:style-name="P1">Plan <text:line-break/>Evaluation</text:p>
        </draw:rect>
        <draw:rect draw:style-name="gr1" draw:text-style-name="P1" draw:layer="layout" svg:width="4.4cm" svg:height="2cm" svg:x="19.2cm" svg:y="15.8cm">
          <text:p text:style-name="P1">Plan <text:line-break/>Evaluation 2</text:p>
        </draw:rect>
        <draw:rect draw:style-name="gr3" draw:text-style-name="P1" draw:layer="layout" svg:width="14cm" svg:height="1.229cm" svg:x="14cm" svg:y="8.1cm">
          <text:p text:style-name="P1">Plan Evaluation 1</text:p>
        </draw:rect>
        <draw:rect draw:style-name="gr2" draw:text-style-name="P1" draw:layer="layout" svg:width="14cm" svg:height="1.4cm" svg:x="14cm" svg:y="6.4cm">
          <text:p text:style-name="P1">Hardware Device 1</text:p>
        </draw:rect>
        <draw:rect draw:style-name="gr1" draw:text-style-name="P1" draw:layer="layout" svg:width="9.8cm" svg:height="2.4cm" svg:x="9.4cm" svg:y="10cm">
          <text:p text:style-name="P1">Hardware<text:line-break/>Device 2</text:p>
        </draw:rect>
        <draw:rect draw:style-name="gr1" draw:text-style-name="P1" draw:layer="layout" svg:width="14.2cm" svg:height="2.6cm" svg:x="9.4cm" svg:y="3cm">
          <text:p text:style-name="P1">Software </text:p>
          <text:p text:style-name="P1">Architecture</text:p>
          <text:p text:style-name="P1">1 &amp; 2</text:p>
        </draw:rect>
        <draw:line draw:style-name="gr4" draw:text-style-name="P1" draw:layer="layout" svg:x1="5.8cm" svg:y1="0cm" svg:x2="5.8cm" svg:y2="21cm">
          <text:p/>
        </draw:line>
        <draw:line draw:style-name="gr4" draw:text-style-name="P1" draw:layer="layout" svg:x1="11.2cm" svg:y1="0cm" svg:x2="11.2cm" svg:y2="21cm">
          <text:p/>
        </draw:line>
        <draw:line draw:style-name="gr4" draw:text-style-name="P1" draw:layer="layout" svg:x1="16.8cm" svg:y1="0cm" svg:x2="16.8cm" svg:y2="21cm">
          <text:p/>
        </draw:line>
        <draw:line draw:style-name="gr4" draw:text-style-name="P1" draw:layer="layout" svg:x1="23.6cm" svg:y1="0cm" svg:x2="23.6cm" svg:y2="21cm">
          <text:p/>
        </draw:line>
        <draw:rect draw:style-name="gr2" draw:text-style-name="P1" draw:layer="layout" svg:width="3.6cm" svg:height="0.8cm" svg:x="1.2cm" svg:y="0.2cm">
          <text:p text:style-name="P1">Week 1</text:p>
        </draw:rect>
        <draw:rect draw:style-name="gr2" draw:text-style-name="P1" draw:layer="layout" svg:width="3.6cm" svg:height="0.8cm" svg:x="6.8cm" svg:y="0.2cm">
          <text:p text:style-name="P1">Week 2</text:p>
        </draw:rect>
        <draw:rect draw:style-name="gr2" draw:text-style-name="P1" draw:layer="layout" svg:width="3.6cm" svg:height="0.8cm" svg:x="12.4cm" svg:y="0.2cm">
          <text:p text:style-name="P1">Week 3</text:p>
        </draw:rect>
        <draw:rect draw:style-name="gr2" draw:text-style-name="P1" draw:layer="layout" svg:width="3.6cm" svg:height="0.8cm" svg:x="18.2cm" svg:y="0.2cm">
          <text:p text:style-name="P1">Week 4</text:p>
        </draw:rect>
        <draw:rect draw:style-name="gr2" draw:text-style-name="P1" draw:layer="layout" svg:width="3.6cm" svg:height="0.8cm" svg:x="24cm" svg:y="0.2cm">
          <text:p text:style-name="P1">Week 5</text:p>
        </draw:rect>
        <draw:rect draw:style-name="gr1" draw:text-style-name="P1" draw:layer="layout" svg:width="2cm" svg:height="2cm" svg:x="1cm" svg:y="11.4cm">
          <text:p text:style-name="P1">HW<text:line-break/>Buy<text:line-break/>(camera, touch)</text:p>
        </draw:rect>
        <draw:rect draw:style-name="gr2" draw:text-style-name="P1" draw:layer="layout" svg:width="2.4cm" svg:height="0.8cm" svg:x="25.2cm" svg:y="1cm">
          <text:p text:style-name="P1">Dec 1</text:p>
        </draw:rect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line draw:style-name="gr4" draw:text-style-name="P1" draw:layer="layout" svg:x1="5.799cm" svg:y1="-0.001cm" svg:x2="5.799cm" svg:y2="20.999cm">
          <text:p/>
        </draw:line>
        <draw:line draw:style-name="gr4" draw:text-style-name="P1" draw:layer="layout" svg:x1="11.199cm" svg:y1="-0.001cm" svg:x2="11.199cm" svg:y2="20.999cm">
          <text:p/>
        </draw:line>
        <draw:line draw:style-name="gr4" draw:text-style-name="P1" draw:layer="layout" svg:x1="16.799cm" svg:y1="-0.001cm" svg:x2="16.799cm" svg:y2="20.999cm">
          <text:p/>
        </draw:line>
        <draw:line draw:style-name="gr4" draw:text-style-name="P1" draw:layer="layout" svg:x1="23.599cm" svg:y1="-0.001cm" svg:x2="23.599cm" svg:y2="20.8cm">
          <text:p/>
        </draw:line>
        <draw:rect draw:style-name="gr2" draw:text-style-name="P1" draw:layer="layout" svg:width="3.6cm" svg:height="0.8cm" svg:x="1.199cm" svg:y="0.199cm">
          <text:p text:style-name="P1">Week 6</text:p>
        </draw:rect>
        <draw:rect draw:style-name="gr2" draw:text-style-name="P1" draw:layer="layout" svg:width="3.6cm" svg:height="0.8cm" svg:x="6.799cm" svg:y="0.199cm">
          <text:p text:style-name="P1">Week 7</text:p>
        </draw:rect>
        <draw:rect draw:style-name="gr2" draw:text-style-name="P1" draw:layer="layout" svg:width="3.6cm" svg:height="0.8cm" svg:x="12.399cm" svg:y="0.199cm">
          <text:p text:style-name="P1">Week 8</text:p>
        </draw:rect>
        <draw:rect draw:style-name="gr2" draw:text-style-name="P1" draw:layer="layout" svg:width="3.6cm" svg:height="0.8cm" svg:x="18.199cm" svg:y="0.199cm">
          <text:p text:style-name="P1">Week 9</text:p>
        </draw:rect>
        <draw:rect draw:style-name="gr2" draw:text-style-name="P1" draw:layer="layout" svg:width="3.6cm" svg:height="0.8cm" svg:x="23.999cm" svg:y="0.199cm">
          <text:p text:style-name="P1">Week 10</text:p>
        </draw:rect>
        <draw:rect draw:style-name="gr2" draw:text-style-name="P1" draw:layer="layout" svg:width="2.4cm" svg:height="0.8cm" svg:x="13.599cm" svg:y="0.999cm">
          <text:p text:style-name="P1">Dec 22</text:p>
        </draw:rect>
        <draw:rect draw:style-name="gr2" draw:text-style-name="P1" draw:layer="layout" svg:width="2.4cm" svg:height="0.8cm" svg:x="19.4cm" svg:y="0.999cm">
          <text:p text:style-name="P1">Jan 12</text:p>
        </draw:rect>
        <draw:rect draw:style-name="gr2" draw:text-style-name="P1" draw:layer="layout" svg:width="2.4cm" svg:height="0.8cm" svg:x="25.199cm" svg:y="0.999cm">
          <text:p text:style-name="P1">Jan 19</text:p>
        </draw:rect>
        <draw:rect draw:style-name="gr1" draw:text-style-name="P1" draw:layer="layout" svg:width="10.999cm" svg:height="2.4cm" svg:x="0cm" svg:y="7.8cm">
          <text:p text:style-name="P1">Implementation<text:line-break/>Feature Tracking</text:p>
        </draw:rect>
        <draw:rect draw:style-name="gr3" draw:text-style-name="P1" draw:layer="layout" svg:width="23.399cm" svg:height="2.4cm" svg:x="0cm" svg:y="5.398cm">
          <text:p text:style-name="P1">Implementation Features Prototype 1</text:p>
        </draw:rect>
        <draw:rect draw:style-name="gr1" draw:text-style-name="P1" draw:layer="layout" svg:width="16.798cm" svg:height="2.4cm" svg:x="11.202cm" svg:y="7.798cm">
          <text:p text:style-name="P1">Implementation Features Prototype 2</text:p>
        </draw:rect>
        <draw:rect draw:style-name="gr1" draw:text-style-name="P1" draw:layer="layout" svg:width="11.197cm" svg:height="2.4cm" svg:x="0.002cm" svg:y="12.598cm">
          <text:p text:style-name="P1">HW tricks <text:line-break/>(flipping + stacking)</text:p>
        </draw:rect>
        <draw:rect draw:style-name="gr1" draw:text-style-name="P1" draw:layer="layout" svg:width="16.801cm" svg:height="2.4cm" svg:x="11.199cm" svg:y="12.6cm">
          <text:p text:style-name="P1">SW Implementation of HW tricks</text:p>
        </draw:rect>
        <draw:rect draw:style-name="gr3" draw:text-style-name="P1" draw:layer="layout" svg:width="4.401cm" svg:height="2.4cm" svg:x="23.599cm" svg:y="5.397cm">
          <text:p text:style-name="P1">Prepare Evalu<text:line-break/>Run Pilot</text:p>
        </draw:rect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4" draw:text-style-name="P1" draw:layer="layout" svg:x1="5.799cm" svg:y1="-0.001cm" svg:x2="5.799cm" svg:y2="20.999cm">
          <text:p/>
        </draw:line>
        <draw:line draw:style-name="gr4" draw:text-style-name="P1" draw:layer="layout" svg:x1="11.199cm" svg:y1="-0.001cm" svg:x2="11.199cm" svg:y2="21cm">
          <text:p/>
        </draw:line>
        <draw:line draw:style-name="gr4" draw:text-style-name="P1" draw:layer="layout" svg:x1="16.799cm" svg:y1="-0.001cm" svg:x2="16.799cm" svg:y2="20.999cm">
          <text:p/>
        </draw:line>
        <draw:line draw:style-name="gr4" draw:text-style-name="P1" draw:layer="layout" svg:x1="23.599cm" svg:y1="-0.001cm" svg:x2="23.599cm" svg:y2="20.999cm">
          <text:p/>
        </draw:line>
        <draw:rect draw:style-name="gr2" draw:text-style-name="P2" draw:layer="layout" svg:width="3.6cm" svg:height="0.8cm" svg:x="1.199cm" svg:y="0.199cm">
          <text:p text:style-name="P2">Week 11</text:p>
        </draw:rect>
        <draw:rect draw:style-name="gr2" draw:text-style-name="P2" draw:layer="layout" svg:width="3.6cm" svg:height="0.8cm" svg:x="6.799cm" svg:y="0.199cm">
          <text:p text:style-name="P2">Week 12</text:p>
        </draw:rect>
        <draw:rect draw:style-name="gr2" draw:text-style-name="P2" draw:layer="layout" svg:width="3.6cm" svg:height="0.8cm" svg:x="12.399cm" svg:y="0.199cm">
          <text:p text:style-name="P2">Week 13</text:p>
        </draw:rect>
        <draw:rect draw:style-name="gr2" draw:text-style-name="P2" draw:layer="layout" svg:width="3.6cm" svg:height="0.8cm" svg:x="18.199cm" svg:y="0.199cm">
          <text:p text:style-name="P2">Week 14</text:p>
        </draw:rect>
        <draw:rect draw:style-name="gr2" draw:text-style-name="P2" draw:layer="layout" svg:width="3.6cm" svg:height="0.8cm" svg:x="23.999cm" svg:y="0.199cm">
          <text:p text:style-name="P2">Week 15</text:p>
        </draw:rect>
        <draw:rect draw:style-name="gr2" draw:text-style-name="P2" draw:layer="layout" svg:width="2.4cm" svg:height="0.8cm" svg:x="19.4cm" svg:y="0.999cm">
          <text:p text:style-name="P2">Feb 16</text:p>
        </draw:rect>
        <draw:rect draw:style-name="gr2" draw:text-style-name="P2" draw:layer="layout" svg:width="2.4cm" svg:height="0.8cm" svg:x="25.199cm" svg:y="0.999cm">
          <text:p text:style-name="P2">Feb 23</text:p>
        </draw:rect>
        <draw:rect draw:style-name="gr2" draw:text-style-name="P2" draw:layer="layout" svg:width="2.4cm" svg:height="0.8cm" svg:x="2.4cm" svg:y="1cm">
          <text:p text:style-name="P2">Jan 26</text:p>
        </draw:rect>
        <draw:rect draw:style-name="gr2" draw:text-style-name="P2" draw:layer="layout" svg:width="2.4cm" svg:height="0.8cm" svg:x="7.999cm" svg:y="0.999cm">
          <text:p text:style-name="P2"><text:s/>Feb 2</text:p>
        </draw:rect>
        <draw:rect draw:style-name="gr2" draw:text-style-name="P2" draw:layer="layout" svg:width="2.4cm" svg:height="0.8cm" svg:x="13.599cm" svg:y="0.999cm">
          <text:p text:style-name="P2">Feb 9</text:p>
        </draw:rect>
        <draw:rect draw:style-name="gr3" draw:text-style-name="P1" draw:layer="layout" svg:width="11.2cm" svg:height="2.4cm" svg:x="-0.001cm" svg:y="5.396cm">
          <text:p text:style-name="P1">Prototype 1 - evaluation</text:p>
        </draw:rect>
        <draw:rect draw:style-name="gr1" draw:text-style-name="P1" draw:layer="layout" svg:width="5.598cm" svg:height="2.4cm" svg:x="11.201cm" svg:y="7.797cm">
          <text:p text:style-name="P1">Refactoring</text:p>
        </draw:rect>
        <draw:rect draw:style-name="gr3" draw:text-style-name="P1" draw:layer="layout" svg:width="5.598cm" svg:height="2.4cm" svg:x="11.199cm" svg:y="5.396cm">
          <text:p text:style-name="P1">Results Writeup</text:p>
        </draw:rect>
        <draw:rect draw:style-name="gr1" draw:text-style-name="P1" draw:layer="layout" svg:width="6.797cm" svg:height="2.4cm" svg:x="16.802cm" svg:y="7.796cm">
          <text:p text:style-name="P1">Prepare Evaluation<text:line-break/>Run Pilots</text:p>
        </draw:rect>
        <draw:rect draw:style-name="gr1" draw:text-style-name="P1" draw:layer="layout" svg:width="4.401cm" svg:height="2.4cm" svg:x="23.599cm" svg:y="7.796cm">
          <text:p text:style-name="P1">Prototype 2<text:line-break/>Evaluation</text:p>
        </draw:rect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4" draw:text-style-name="P1" draw:layer="layout" svg:x1="5.799cm" svg:y1="-0.001cm" svg:x2="5.799cm" svg:y2="20.999cm">
          <text:p/>
        </draw:line>
        <draw:line draw:style-name="gr4" draw:text-style-name="P1" draw:layer="layout" svg:x1="11.199cm" svg:y1="-0.001cm" svg:x2="11.199cm" svg:y2="20.999cm">
          <text:p/>
        </draw:line>
        <draw:line draw:style-name="gr4" draw:text-style-name="P1" draw:layer="layout" svg:x1="16.799cm" svg:y1="-0.001cm" svg:x2="16.799cm" svg:y2="20.999cm">
          <text:p/>
        </draw:line>
        <draw:line draw:style-name="gr4" draw:text-style-name="P1" draw:layer="layout" svg:x1="23.599cm" svg:y1="-0.001cm" svg:x2="23.599cm" svg:y2="20.999cm">
          <text:p/>
        </draw:line>
        <draw:rect draw:style-name="gr2" draw:text-style-name="P2" draw:layer="layout" svg:width="3.6cm" svg:height="0.8cm" svg:x="1.199cm" svg:y="0.199cm">
          <text:p text:style-name="P2">Week 16</text:p>
        </draw:rect>
        <draw:rect draw:style-name="gr2" draw:text-style-name="P2" draw:layer="layout" svg:width="3.6cm" svg:height="0.8cm" svg:x="6.799cm" svg:y="0.199cm">
          <text:p text:style-name="P2">Week 17</text:p>
        </draw:rect>
        <draw:rect draw:style-name="gr2" draw:text-style-name="P2" draw:layer="layout" svg:width="2.4cm" svg:height="0.8cm" svg:x="2.4cm" svg:y="1cm">
          <text:p text:style-name="P2">Mar 2</text:p>
        </draw:rect>
        <draw:rect draw:style-name="gr2" draw:text-style-name="P2" draw:layer="layout" svg:width="2.4cm" svg:height="0.8cm" svg:x="7.999cm" svg:y="0.999cm">
          <text:p text:style-name="P2"><text:s/>Mar 9</text:p>
        </draw:rect>
        <draw:rect draw:style-name="gr1" draw:text-style-name="P1" draw:layer="layout" svg:width="5.799cm" svg:height="2.4cm" svg:x="0cm" svg:y="7.795cm">
          <text:p text:style-name="P1">Prototype 2<text:line-break/>Evaluation</text:p>
        </draw:rect>
        <draw:rect draw:style-name="gr1" draw:text-style-name="P1" draw:layer="layout" svg:width="11.199cm" svg:height="2.4cm" svg:x="0cm" svg:y="5cm">
          <text:p text:style-name="P1">Write up</text:p>
        </draw:rect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6T10:31:00.20</meta:creation-date>
    <meta:editing-duration>PT1H26M37S</meta:editing-duration>
    <meta:editing-cycles>6</meta:editing-cycles>
    <dc:date>2012-10-26T12:12:49.39</dc:date>
    <meta:generator>OpenOffice.org/3.4.1$Win32 OpenOffice.org_project/341m1$Build-9593</meta:generator>
    <meta:document-statistic meta:object-count="99"/>
  </office:meta>
</office:document-meta>
</file>